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---------SSSSSSSSL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64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SSSSSSLSSSSSLLLL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LLSSLSSSSSSSSSSSLLLL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LLLLLLLLLLLLSSLLLL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LLLLLL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21:31:57.408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21:32:22.344000000</dc:date>
    <meta:editing-duration>P3DT20H39M40S</meta:editing-duration>
    <meta:editing-cycles>3028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42" meta:object-count="0"/>
  </office:meta>
</office:document-meta>
</file>